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onospace" svg:font-family="Monospace"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T1" style:family="text">
      <style:text-properties fo:color="#000000" style:font-name="Monospace" fo:font-size="10pt" style:font-name-asian="Monospace" style:font-size-asian="10pt" style:font-name-complex="Monospace" style:font-size-complex="10p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Number 1</text:p>
      <text:p text:style-name="Standard">expected answer: 5</text:p>
      <text:p text:style-name="Standard">actual answer: 5</text:p>
      <text:p text:style-name="Standard">explanation: this is just an order of operations problem that has the division come before addition. 17 is divided by 5 which equals 3 then it adds 5.</text:p>
      <text:p text:style-name="Standard">*/</text:p>
      <text:p text:style-name="Standard"/>
      <text:p text:style-name="Standard">/* Number 2</text:p>
      <text:p text:style-name="Standard">expected answer: 2</text:p>
      <text:p text:style-name="Standard">actual answer: 2</text:p>
      <text:p text:style-name="Standard">explanation: 31 % 5 is evaluated to a remainder of 1, then 31 % 6 is evaluated to 1. then they are added up to assign the variable 2.</text:p>
      <text:p text:style-name="Standard">*/</text:p>
      <text:p text:style-name="Standard"/>
      <text:p text:style-name="Standard">/* Number 3</text:p>
      <text:p text:style-name="Standard">expected answer: 5.4</text:p>
      <text:p text:style-name="Standard">actual answer: 5.4</text:p>
      <text:p text:style-name="Standard">explanation: this is exactly like number 1, except the values are doubles</text:p>
      <text:p text:style-name="Standard">*/</text:p>
      <text:p text:style-name="Standard"/>
      <text:p text:style-name="Standard">/* Number 4</text:p>
      <text:p text:style-name="Standard">expected answer: 5.4</text:p>
      <text:p text:style-name="Standard">actual answer: 5.4</text:p>
      <text:p text:style-name="Standard">explanation: 17 is divided by 5.0 which results in a 3.4 because the variable is initialized as a double, then the 2.0 is added.</text:p>
      <text:p text:style-name="Standard">*/</text:p>
      <text:p text:style-name="Standard"/>
      <text:p text:style-name="Standard">/* Number 5</text:p>
      <text:p text:style-name="Standard">expected answer: 5.0</text:p>
      <text:p text:style-name="Standard">actual answer: 5.0</text:p>
      <text:p text:style-name="Standard">explanation: because there wasn't a “.0” on the end of the division, Java recognized that is integers dividing then made it a double after rounding down, then continued to add 2.0.</text:p>
      <text:p text:style-name="Standard">*/</text:p>
      <text:p text:style-name="Standard"/>
      <text:p text:style-name="Standard">/* Number 6</text:p>
      <text:p text:style-name="Standard">expected answer: <text:span text:style-name="T1">5.4</text:span></text:p>
      <text:p text:style-name="Standard">actual answer: <text:span text:style-name="T1">5.4</text:span></text:p>
      <text:p text:style-name="Standard">explanation: Because the integer is being divided by a double, it keeps the number as a double, even though the 17 is just an integer.</text:p>
      <text:p text:style-name="Standard">*/</text:p>
      <text:p text:style-name="Standard"/>
      <text:p text:style-name="Standard">/* Number 7</text:p>
      <text:p text:style-name="Standard">expected answer: <text:span text:style-name="T1">2.0</text:span></text:p>
      <text:p text:style-name="Standard">actual answer: <text:span text:style-name="T1">2.0</text:span></text:p>
      <text:p text:style-name="Standard">explanation: even though the variable being assigned the value is a double, the only numbers are integers. The division happens first then the addition by order of operations. </text:p>
      <text:p text:style-name="Standard">*/</text:p>
      <text:p text:style-name="Standard"/>
      <text:p text:style-name="Standard">/* Number 8</text:p>
      <text:p text:style-name="Standard"><text:soft-page-break/>expected answer: <text:span text:style-name="T1">0.666667</text:span></text:p>
      <text:p text:style-name="Standard">actual answer: <text:span text:style-name="T1">0.6666666666666666</text:span></text:p>
      <text:p text:style-name="Standard">explanation: the division is a integer division so it comes out to 1, then is multiplied by 2.0 which turns it into a float/double, then divides by 3.</text:p>
      <text:p text:style-name="Standard">*/</text:p>
      <text:p text:style-name="Standard"/>
      <text:p text:style-name="Standard">/* Number 9</text:p>
      <text:p text:style-name="Standard">expected answer: <text:span text:style-name="T1">2.0</text:span></text:p>
      <text:p text:style-name="Standard">actual answer: <text:span text:style-name="T1">2.0</text:span></text:p>
      <text:p text:style-name="Standard">explanation: 5.0 % 3.0 returns a remainder of 2.0, and keeps the double number format.</text:p>
      <text:p text:style-name="Standard">*/</text:p>
      <text:p text:style-name="Standard"/>
      <text:p text:style-name="Standard">/* Number 10</text:p>
      <text:p text:style-name="Standard">expected answer: <text:span text:style-name="T1">2147483648</text:span></text:p>
      <text:p text:style-name="Standard">actual answer: <text:span text:style-name="T1">-2147483648</text:span></text:p>
      <text:p text:style-name="Standard">explanation: integers only go up to 32-bits and when the two variables were added it was over the 32- bit capacity that the int variable could hold.</text:p>
      <text:p text:style-name="Standard">*/</text:p>
      <text:p text:style-name="Standard"/>
      <text:p text:style-name="Standard">/* Number 11</text:p>
      <text:p text:style-name="Standard">expected answer: <text:span text:style-name="T1">0.91</text:span></text:p>
      <text:p text:style-name="Standard">actual answer: <text:span text:style-name="T1">0.9100000000000001</text:span></text:p>
      <text:p text:style-name="Standard">explanation: Because the Java language uses Binary fractions and exponents to represent the floating-point arithmetic instead of actual decimals and decimal places. This causes slight miscalculations with floating points, then rounding up to what the variable can handle(64-bit in this case).</text:p>
      <text:p text:style-name="Standard">*/</text:p>
      <text:p text:style-name="Standard"/>
      <text:p text:style-name="Standard">/* Number 12</text:p>
      <text:p text:style-name="Standard">expected answer: <text:s/><text:span text:style-name="T1">1.0E9</text:span></text:p>
      <text:p text:style-name="Standard"><text:span text:style-name="T1"><text:tab/><text:tab/> <text:s text:c="2"/>10.0</text:span></text:p>
      <text:p text:style-name="Standard"><text:span text:style-name="T1"><text:tab/><text:tab/> <text:s text:c="2"/>1.0E9</text:span></text:p>
      <text:p text:style-name="Standard">actual answer: <text:span text:style-name="T1">1.0E9</text:span></text:p>
      <text:p text:style-name="Standard"><text:span text:style-name="T1"><text:tab/><text:tab/>10.00000012522831</text:span></text:p>
      <text:p text:style-name="Standard"><text:span text:style-name="T1"><text:tab/><text:tab/>1.0E9</text:span></text:p>
      <text:p text:style-name="Standard">explanation: Slightly the same as Number 11 but also in this case, the double can't hold more then 64-bits of data so it rounds down to the nearest integer.</text:p>
      <text:p text:style-name="Standard">*/</text:p>
      <text:p text:style-name="Standard"/>
      <text:p text:style-name="Standard">/* Number 13</text:p>
      <text:p text:style-name="Standard">expected answer: 16</text:p>
      <text:p text:style-name="Standard">actual answer: <text:span text:style-name="T1">16</text:span></text:p>
      <text:p text:style-name="Standard">explanation: the multiplication is a first order of operations so the 3 is multiplied by 4, then the 3 is added to the 12 to assign the y13 a value of 16.</text:p>
      <text:p text:style-name="Standard">*/</text:p>
      <text:p text:style-name="Standard"/>
      <text:p text:style-name="Standard">/* Number 14</text:p>
      <text:p text:style-name="Standard">expected answer: 24</text:p>
      <text:p text:style-name="Standard">actual answer: 14</text:p>
      <text:p text:style-name="Standard">explanation: the addition is done first before the multiplication. </text:p>
      <text:p text:style-name="Standard"><text:soft-page-break/>*/</text:p>
      <text:p text:style-name="Standard"/>
      <text:p text:style-name="Standard">/* Number 15</text:p>
      <text:p text:style-name="Standard">expected answer: 7</text:p>
      <text:p text:style-name="Standard">actual answer: 7</text:p>
      <text:p text:style-name="Standard">explanation: each of these statements just bumps the value by a value of 1, so it equals 7 after 4 bumps of 1.</text:p>
      <text:p text:style-name="Standard">*/</text:p>
      <text:p text:style-name="Standard"/>
      <text:p text:style-name="Standard">/* Number 16</text:p>
      <text:p text:style-name="Standard">expected answer: 5</text:p>
      <text:p text:style-name="Standard"><text:tab/><text:tab/>6</text:p>
      <text:p text:style-name="Standard"><text:tab/><text:tab/>4 4 3</text:p>
      <text:p text:style-name="Standard">actual answer: 5</text:p>
      <text:p text:style-name="Standard"><text:tab/><text:tab/>6</text:p>
      <text:p text:style-name="Standard"><text:tab/><text:tab/>4 4 3</text:p>
      <text:p text:style-name="Standard">explanation: the first two are just bumped up by one, for each print statement. The last statement shows that x16_1 is bumped up one at the end of the statement but is added with the x16_2 to make 6 because the x16_1 hasn't been bumped yet. </text:p>
      <text:p text:style-name="Standard">*/</text:p>
      <text:p text:style-name="Standard"/>
      <text:p text:style-name="Standard">/* Number 17</text:p>
      <text:p text:style-name="Standard">expected answer: <text:s/><text:span text:style-name="T1">6</text:span></text:p>
      <text:p text:style-name="Standard"><text:span text:style-name="T1"><text:tab/><text:tab/> <text:s text:c="2"/>6</text:span></text:p>
      <text:p text:style-name="Standard"><text:span text:style-name="T1"><text:tab/><text:tab/> <text:s text:c="2"/>7</text:span></text:p>
      <text:p text:style-name="Standard">actual answer: 6</text:p>
      <text:p text:style-name="Standard"><text:tab/><text:tab/>6</text:p>
      <text:p text:style-name="Standard"><text:tab/><text:tab/>7</text:p>
      <text:p text:style-name="Standard">explanation: this again shows that ++ before the variable is added to the statement right away, but after the variable it adds 1 after the statement is finished.</text:p>
      <text:p text:style-name="Standard">*/</text:p>
      <text:p text:style-name="Standard"/>
      <text:p text:style-name="Standard">/* Number 18 </text:p>
      <text:p text:style-name="Standard">expected answer: variable x18 equals 5</text:p>
      <text:p text:style-name="Standard">actual answer: syntax error in eclipse</text:p>
      <text:p text:style-name="Standard">explanation: I am used to c++ programming so I would have thought the statement would have always been true because it assigns x18 as 5 in the if statement, but eclipse or Java seems to have caught that.</text:p>
      <text:p text:style-name="Standard">*/</text:p>
      <text:p text:style-name="Standard"/>
      <text:p text:style-name="Standard">/* Number 19</text:p>
      <text:p text:style-name="Standard">expected answer: false</text:p>
      <text:p text:style-name="Standard"><text:tab/><text:tab/> <text:s text:c="4"/>true</text:p>
      <text:p text:style-name="Standard"><text:tab/><text:tab/> <text:s text:c="4"/>true</text:p>
      <text:p text:style-name="Standard">actual answer: false</text:p>
      <text:p text:style-name="Standard"><text:tab/><text:tab/>true</text:p>
      <text:p text:style-name="Standard"><text:tab/><text:tab/>true</text:p>
      <text:p text:style-name="Standard">explanation: the first expression trys to compare memory locations, and of course they are not equal. The others are the correct ways to compare weather or not they are the same values. </text:p>
      <text:p text:style-name="Standard">*/</text:p>
      <text:p text:style-name="Standard"><text:soft-page-break/></text:p>
      <text:p text:style-name="Standard">/* Number 20</text:p>
      <text:p text:style-name="Standard">expected answer: 1</text:p>
      <text:p text:style-name="Standard">actual answer: syntax error</text:p>
      <text:p text:style-name="Standard">explanation: This syntax error exist because the code is trying to assign a double value to an int variable.</text:p>
      <text:p text:style-name="Standard">*/</text:p>
      <text:p text:style-name="Standard"/>
      <text:p text:style-name="Standard">/* Number 21</text:p>
      <text:p text:style-name="Standard">expected answer: 12</text:p>
      <text:p text:style-name="Standard">actual answer: <text:span text:style-name="T1">12.0</text:span></text:p>
      <text:p text:style-name="Standard">explanation: you can assign a integer to a double because a double can hold both floating point numbers and integers.</text:p>
      <text:p text:style-name="Standard">*/</text:p>
      <text:p text:style-name="Standard"/>
      <text:p text:style-name="Standard">/* Number 22 </text:p>
      <text:p text:style-name="Standard">expected answer: -1</text:p>
      <text:p text:style-name="Standard">actual answer: <text:span text:style-name="T1">-1</text:span></text:p>
      <text:p text:style-name="Standard">explanation: use of typecasting, turning the double into an integer, so the double is rounded down to assign the value of -1.</text:p>
      <text:p text:style-name="Standard">*/</text:p>
      <text:p text:style-name="Standard"/>
      <text:p text:style-name="Standard">/* Number 23</text:p>
      <text:p text:style-name="Standard">expected answer: unknown, because I don't know what the Function Rint does.</text:p>
      <text:p text:style-name="Standard">actual answer: 2.0</text:p>
      <text:p text:style-name="Standard"><text:tab/><text:tab/>2.0</text:p>
      <text:p text:style-name="Standard">explanation: the rint function rounds the double value to the nearest even integer, so 2.0 is displayed both times.</text:p>
      <text:p text:style-name="Standard">Extra question: this function is included in the standard library of java.lang, which you don't need to import separately, just like the println function.</text:p>
      <text:p text:style-name="Standard">*/</text:p>
      <text:p text:style-name="Standard"/>
      <text:p text:style-name="Standard">/* Number 24</text:p>
      <text:p text:style-name="Standard">expected answer: -49</text:p>
      <text:p text:style-name="Standard"><text:tab/><text:tab/> <text:s text:c="4"/>syntax error</text:p>
      <text:p text:style-name="Standard">actual answer: -49</text:p>
      <text:p text:style-name="Standard"><text:tab/><text:tab/>syntax error</text:p>
      <text:p text:style-name="Standard">explanation: the first one just finds the 8<text:span text:style-name="T2">th</text:span> value in the array which is 49. but the second statement is invalid because the array is not 1 places long. Because arrays start from 0 then go to n-1 of what was initialized.</text:p>
      <text:p text:style-name="Standard">*/</text:p>
      <text:p text:style-name="Standard"/>
      <text:p text:style-name="Standard">/* Number 25</text:p>
      <text:p text:style-name="Standard">expected answer: 4</text:p>
      <text:p text:style-name="Standard">actual answer: 4</text:p>
      <text:p text:style-name="Standard">explanation: first the value in the 3<text:span text:style-name="T2">rd</text:span> place of the array(value 11) is divided by the value in 2<text:span text:style-name="T2">nd</text:span> value of the array(value 4) which produces the remainder of 3. Then the list 25[] array reads the 4<text:span text:style-name="T2">th</text:span> value in the array(value 0). then the 1<text:span text:style-name="T2">st</text:span> value in the array is looked up which has a value of 4.</text:p>
      <text:p text:style-name="Standard">*/</text:p>
      <text:p text:style-name="Standard"><text:soft-page-break/></text:p>
      <text:p text:style-name="Standard">/* Number 26</text:p>
      <text:p text:style-name="Standard">expected answer: syntax error</text:p>
      <text:p text:style-name="Standard">actual answer: syntax error</text:p>
      <text:p text:style-name="Standard">explanation: The new box26 object wasn't initialized. Needed to have it assigned new Rectangle() or another different overloaded function.</text:p>
      <text:p text:style-name="Standard">*/</text:p>
      <text:p text:style-name="Standard"/>
      <text:p text:style-name="Standard">/* Number 27</text:p>
      <text:p text:style-name="Standard">expected answer: <text:s/><text:span text:style-name="T1">s261: ight is coming." culture</text:span></text:p>
      <text:p text:style-name="P2"><text:tab/><text:tab/> <text:s text:c="2"/>s262: “wor</text:p>
      <text:p text:style-name="Standard">actual answer: <text:span text:style-name="T1">s261: ght is coming." culture.</text:span></text:p>
      <text:p text:style-name="P2"><text:tab/><text:tab/>s262: work</text:p>
      <text:p text:style-name="Standard">explanation: the s261 string shows the substring from the 26<text:span text:style-name="T2">th</text:span> character in the original string until the end, skipping the “/” because that is only used to tell the compiler not to that quote as the end of the string. The second function starts at the 11<text:span text:style-name="T2">th</text:span> place then read to the 16<text:span text:style-name="T2">th</text:span> place, still ignoring the “/”.</text:p>
      <text:p text:style-name="Standard">*/</text:p>
      <text:p text:style-name="Standard"/>
      <text:p text:style-name="Standard">/* Number 28</text:p>
      <text:p text:style-name="Standard">expected answer: <text:span text:style-name="T1">5 -2</text:span></text:p>
      <text:p text:style-name="Standard">actual answer: <text:span text:style-name="T1">5 -2</text:span></text:p>
      <text:p text:style-name="Standard">explanation: the statement calls the mustang function with 2 integer varables, because it is a overloaded function. It then does the arithmetic and prints 5 and -2.</text:p>
      <text:p text:style-name="Standard">*/</text:p>
      <text:p text:style-name="Standard"/>
      <text:p text:style-name="Standard">/* Number 29</text:p>
      <text:p text:style-name="Standard">expected answer: <text:span text:style-name="T1">6 39</text:span></text:p>
      <text:p text:style-name="Standard">actual answer: <text:span text:style-name="T1">6 39</text:span></text:p>
      <text:p text:style-name="Standard">explanation: this calls the other overloaded mustang function, which passes 13 and does the arithmetic and prints 6 and 3 and also returns 6.</text:p>
      <text:p text:style-name="Standard">*/</text:p>
      <text:p text:style-name="Standard"/>
      <text:p text:style-name="Standard">/* Number 30</text:p>
      <text:p text:style-name="Standard">expected answer: <text:s/><text:span text:style-name="T1">5 2</text:span></text:p>
      <text:p text:style-name="P2"><text:tab/><text:tab/> <text:s text:c="2"/>5 15</text:p>
      <text:p text:style-name="P2"><text:tab/><text:tab/> <text:s text:c="2"/>2 6</text:p>
      <text:p text:style-name="P2"><text:tab/><text:tab/> <text:s text:c="2"/>2 2</text:p>
      <text:p text:style-name="P2"><text:tab/><text:tab/> <text:s text:c="2"/>5 -3</text:p>
      <text:p text:style-name="P2"><text:tab/><text:tab/> <text:s text:c="2"/>2 2</text:p>
      <text:p text:style-name="P1"><text:span text:style-name="T1"><text:tab/><text:tab/> <text:s text:c="2"/>2 4 5</text:span></text:p>
      <text:p text:style-name="Standard">actual answer:<text:tab/> <text:s/><text:span text:style-name="T1">5 2</text:span></text:p>
      <text:p text:style-name="P2"><text:tab/><text:tab/> 5 15</text:p>
      <text:p text:style-name="P2"><text:tab/><text:tab/> 2 6</text:p>
      <text:p text:style-name="P2"><text:tab/><text:tab/> 2 2</text:p>
      <text:p text:style-name="P2"><text:tab/><text:tab/> 5 -3</text:p>
      <text:p text:style-name="P2"><text:tab/><text:tab/> 2 2</text:p>
      <text:p text:style-name="P1"><text:span text:style-name="T1"><text:tab/><text:tab/> 2 4 5</text:span></text:p>
      <text:p text:style-name="Standard">explanation: first the statement passes 5 and 2 to bobcat function that does arithmetic and prints 5 and 2. Then it assigns d the return value of mustang with the value of 5 being passed which prints 5 and 15 and returns 5. then the bobcat function sets b to 2 and c to the return value of the hornedfrogs function. The hornedfrogs function is passed 2 then calls the mustang function and passing 2 to it. The mustang <text:soft-page-break/>function prints 2 and 6 and retuns 2. the program is now back in the hornedfrogs function and prints 2 and 2. it then passes 2 and 2 to the other mustang function that takes two int varables which prints 5 and -3 and retuns nothing. It returns to the hornedfrogs function again and prints out the values 2 and 2 again because it was never passed anything else. The two values are then added up and returned to the origianl bobcat function and then prints out 2,4, and 5.</text:p>
      <text:p text:style-name="Standard">*/</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creation-date>2009-01-31T11:04:18</meta:creation-date>
    <meta:editing-cycles>2</meta:editing-cycles>
    <meta:editing-duration>PT00H05M14S</meta:editing-duration>
    <meta:initial-creator>Zachary Tschirhart</meta:initial-creator>
    <meta:document-statistic meta:table-count="0" meta:image-count="0" meta:object-count="0" meta:page-count="6" meta:paragraph-count="184" meta:word-count="1418" meta:character-count="7752"/>
    <dc:date>2009-02-01T04:24:06</dc:date>
    <dc:creator>Zachary Tschirhart</dc:creator>
    <meta:user-defined meta:name="Info 1"/>
    <meta:user-defined meta:name="Info 2"/>
    <meta:user-defined meta:name="Info 3"/>
    <meta:user-defined meta:name="Info 4"/>
  </office:meta>
</office:document-meta>
</file>